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rsid="00085c9f" officeooo:paragraph-rsid="00085c9f"/>
    </style:style>
    <style:style style:name="P3" style:family="paragraph" style:parent-style-name="Standard">
      <style:text-properties officeooo:rsid="00085c9f" officeooo:paragraph-rsid="00085c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rl meraki api requests</text:p>
      <text:p text:style-name="P3"/>
      <text:p text:style-name="P3"/>
      <text:p text:style-name="P2"><text:span text:style-name="Source_20_Text">curl https://api.meraki.com/api/v1/organizations \</text:span></text:p>
      <text:p text:style-name="P1"><text:span text:style-name="Source_20_Text"><text:s text:c="2"/>-H 'X-Cisco-Meraki-API-Key: {MERAKI-API-KEY}'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21:15:32.631595540</meta:creation-date>
    <dc:date>2022-05-18T21:31:43.800496455</dc:date>
    <meta:editing-duration>PT16M11S</meta:editing-duration>
    <meta:editing-cycles>1</meta:editing-cycles>
    <meta:document-statistic meta:table-count="0" meta:image-count="0" meta:object-count="0" meta:page-count="1" meta:paragraph-count="3" meta:word-count="10" meta:character-count="121" meta:non-whitespace-character-count="112"/>
    <meta:generator>LibreOffice/7.2.6.2$Linux_X86_64 LibreOffice_project/20$Build-2</meta:generator>
  </office:meta>
</office:document-meta>
</file>